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3" style:family="graphic" style:parent-style-name="measure" style:list-style-name="L1">
      <style:graphic-properties draw:textarea-vertical-align="middle"/>
    </style:style>
    <style:style style:name="gr4" style:family="graphic" style:parent-style-name="measure">
      <style:graphic-properties draw:textarea-vertical-align="middle"/>
    </style:style>
    <style:style style:name="gr5" style:family="graphic" style:parent-style-name="measure" style:list-style-name="L1">
      <style:graphic-properties draw:textarea-vertical-align="middle" draw:line-distance="0.68cm" draw:measure-align="right-outside" draw:measure-vertical-align="center"/>
    </style:style>
    <style:style style:name="gr6" style:family="graphic" style:parent-style-name="measure" style:list-style-name="L1">
      <style:graphic-properties draw:textarea-vertical-align="middle" draw:line-distance="0.4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fo:min-height="0.712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fo:min-height="1.411cm"/>
    </style:style>
    <style:style style:name="gr11" style:family="graphic" style:parent-style-name="standard">
      <style:graphic-properties draw:stroke="none" svg:stroke-color="#000000" draw:fill="none" draw:fill-color="#ffffff" fo:min-height="0.45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Arial Unicode MS'" style:font-family-generic-asian="system" style:font-pitch-asian="variable" style:font-size-asian="8pt" style:font-style-asian="normal" style:font-weight-asian="normal" style:font-family-complex="'Arial Unicode MS'"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P4" style:family="paragraph">
      <style:paragraph-properties fo:text-align="center"/>
      <style:text-properties fo:font-size="8pt" style:font-size-asian="8pt" style:font-size-complex="8pt"/>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Arial Unicode MS'" style:font-family-generic-asian="system" style:font-pitch-asian="variable" style:font-size-asian="8pt" style:font-style-asian="normal" style:font-weight-asian="normal" style:font-family-complex="'Arial Unicode MS'"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Unicode MS'" style:font-family-generic-asian="system" style:font-pitch-asian="variable" style:font-size-asian="10pt" style:font-style-asian="normal" style:font-weight-asian="normal" style:font-family-complex="'Arial Unicode M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7" style:family="paragraph">
      <style:paragraph-properties fo:text-align="center"/>
      <style:text-properties fo:font-size="10pt" style:font-size-asian="10pt" style:font-size-complex="10pt"/>
    </style:style>
    <style:style style:name="P8" style:family="paragraph">
      <style:text-properties fo:font-size="12pt"/>
    </style:style>
    <style:style style:name="P9" style:family="paragraph">
      <style:paragraph-properties fo:text-align="center"/>
      <style:text-properties fo:font-size="12pt" style:font-size-asian="12pt" style:font-size-complex="12pt"/>
    </style:style>
    <style:style style:name="P10" style:family="paragraph">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Výchozí">
        <draw:line draw:style-name="gr1" draw:text-style-name="P1" draw:layer="layout" svg:x1="2cm" svg:y1="11cm" svg:x2="18.1cm" svg:y2="11cm">
          <text:p/>
        </draw:line>
        <draw:line draw:style-name="gr1" draw:text-style-name="P1" draw:layer="layout" svg:x1="2cm" svg:y1="6cm" svg:x2="2cm" svg:y2="15.3cm">
          <text:p/>
        </draw:line>
        <draw:path draw:style-name="gr2" draw:text-style-name="P1" draw:layer="layout" svg:width="15.461cm" svg:height="7.956cm" svg:x="2.018cm" svg:y="7.039cm" svg:viewBox="0 0 15462 7957" svg:d="M0 3947c113-174 105-379 163-570 63-210 187-382 260-586 63-177 144-348 212-521 73-185 170-361 260-537 90-175 202-339 277-521 72-174 70-374 163-537 123-214 252-452 488-553 163-70 342-83 521-114 251-43 469 90 570 293 85 170 71 363 146 537 91 210 146 440 147 667 1 203 95 370 146 554 54 192 83 391 130 586 52 216 116 432 163 651 49 230 74 466 98 700 22 210 52 421 49 634-3 163 6 325 16 489 12 184 31 368 49 553 21 209 14 434 114 618 112 206 107 408 146 619 50 268 260 445 407 651 119 166 282 304 488 374 188 64 357-22 505-97 206-105 376-287 488-489 120-215 189-449 277-683 74-197 130-391 195-586 60-180 107-366 114-553 8-213 13-425 33-635 18-197 60-391 97-586 41-214 177-375 277-554 108-195 156-419 211-634 56-218 235-364 358-537 131-184 272-366 456-489 153-102 301-236 505-228 194 8 434 48 521 245 83 187 150 384 195 586 44 197 19 401 16 602-3 212-16 421-16 634 0 192 44 380 81 570 40 207 166 380 342 488 169 104 317 279 553 261 188-14 379-14 554-82 241-93 429-286 618-455 154-138 221-342 342-505 133-179 262-364 440-504 169-133 380-178 585-196 179-16 362 6 538 49 240 60 502 89 699 261 170 148 374 254 554 390 172 129 389 88 586 98l195-33 130-49">
          <text:p/>
        </draw:path>
        <draw:measure draw:style-name="gr3" draw:text-style-name="P2" draw:layer="measurelines" svg:x1="2.2cm" svg:y1="12.9cm" svg:x2="1.98cm" svg:y2="12.9cm">
          <text:p text:style-name="P2"><text:span text:style-name="T1">Waitphase</text:span> 0</text:p>
        </draw:measure>
        <draw:measure draw:style-name="gr4" draw:text-style-name="P1" draw:layer="measurelines" svg:x1="2.2cm" svg:y1="7.5cm" svg:x2="5.7cm" svg:y2="7.5cm">
          <text:p text:style-name="P2"><text:measure text:kind="gap"/><text:span text:style-name="T1">Waitphase</text:span> 1</text:p>
        </draw:measure>
        <draw:measure draw:style-name="gr5" draw:text-style-name="P2" draw:layer="measurelines" svg:x1="5.701cm" svg:y1="10.382cm" svg:x2="5.801cm" svg:y2="10.382cm">
          <text:p text:style-name="P2"><text:measure text:kind="gap"/><text:span text:style-name="T1">Waitphase</text:span> 2</text:p>
        </draw:measure>
        <draw:line draw:style-name="gr1" draw:text-style-name="P1" draw:layer="layout" svg:x1="5.7cm" svg:y1="13.5cm" svg:x2="5.7cm" svg:y2="7.3cm">
          <text:p/>
        </draw:line>
        <draw:line draw:style-name="gr1" draw:text-style-name="P1" draw:layer="layout" svg:x1="5.8cm" svg:y1="13.5cm" svg:x2="5.8cm" svg:y2="7.3cm">
          <text:p/>
        </draw:line>
        <draw:line draw:style-name="gr1" draw:text-style-name="P1" draw:layer="layout" svg:x1="17.3cm" svg:y1="11.5cm" svg:x2="1.8cm" svg:y2="11.5cm">
          <text:p/>
        </draw:line>
        <draw:line draw:style-name="gr1" draw:text-style-name="P1" draw:layer="layout" svg:x1="17.3cm" svg:y1="10.6cm" svg:x2="1.8cm" svg:y2="10.5cm">
          <text:p/>
        </draw:line>
        <draw:measure draw:style-name="gr4" draw:text-style-name="P4" draw:layer="measurelines" svg:x1="1.796cm" svg:y1="11cm" svg:x2="1.793cm" svg:y2="10.5cm">
          <text:p text:style-name="P3"><text:span text:style-name="T2">ACM_JUMP_THRESHOLD</text:span></text:p>
        </draw:measure>
        <draw:measure draw:style-name="gr6" draw:text-style-name="P5" draw:layer="measurelines" svg:x1="1.9cm" svg:y1="11.5cm" svg:x2="1.9cm" svg:y2="11cm">
          <text:p text:style-name="P5"><text:span text:style-name="T2">ACM_JUMP_THRESHOLD</text:span></text:p>
        </draw:measure>
        <draw:line draw:style-name="gr1" draw:text-style-name="P1" draw:layer="measurelines" svg:x1="2.2cm" svg:y1="13cm" svg:x2="2.2cm" svg:y2="7.4cm">
          <text:p/>
        </draw:line>
        <draw:measure draw:style-name="gr4" draw:text-style-name="P7" draw:layer="measurelines" svg:x1="5.8cm" svg:y1="7.5cm" svg:x2="17cm" svg:y2="7.4cm">
          <text:p text:style-name="P6"><text:span text:style-name="T1">Waitphase 3</text:span></text:p>
        </draw:measure>
        <draw:line draw:style-name="gr7" draw:text-style-name="P1" draw:layer="measurelines" svg:x1="15.5cm" svg:y1="12cm" svg:x2="17.2cm" svg:y2="12cm">
          <text:p/>
        </draw:line>
        <draw:frame draw:style-name="gr8" draw:text-style-name="P8" draw:layer="measurelines" svg:width="0.7cm" svg:height="0.962cm" svg:x="16.1cm" svg:y="12cm">
          <draw:text-box>
            <text:p text:style-name="P8">t</text:p>
          </draw:text-box>
        </draw:frame>
        <draw:line draw:style-name="gr9" draw:text-style-name="P9" draw:layer="measurelines" svg:x1="1.3cm" svg:y1="7.5cm" svg:x2="1.3cm" svg:y2="6cm">
          <text:p/>
        </draw:line>
        <draw:frame draw:style-name="gr10" draw:text-style-name="P10" draw:layer="measurelines" svg:width="2.3cm" svg:height="1.661cm" svg:x="1cm" svg:y="7.2cm">
          <draw:text-box>
            <text:p text:style-name="P10"><text:span text:style-name="T3">abs</text:span></text:p>
          </draw:text-box>
        </draw:frame>
        <draw:frame draw:style-name="gr11" draw:text-style-name="P10" draw:layer="measurelines" svg:width="0.7cm" svg:height="0.721cm" svg:x="0.2cm" svg:y="10.679cm">
          <draw:text-box>
            <text:p text:style-name="P10"><text:span text:style-name="T3">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ě_20_a_20_bez_20_čáry" style:display-name="Objekt bez výplně a bez čáry"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Výchozí"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Zdeněk Skulínek</meta:initial-creator>
    <meta:creation-date>2018-06-01T22:48:04</meta:creation-date>
    <dc:date>2018-06-04T10:25:28</dc:date>
    <dc:creator>Zdeněk Skulínek</dc:creator>
    <meta:editing-duration>P2DT11H37M25S</meta:editing-duration>
    <meta:editing-cycles>6</meta:editing-cycles>
    <meta:generator>OpenOffice/4.1.0$Unix OpenOffice.org_project/410m18$Build-9764</meta:generator>
    <meta:document-statistic meta:object-count="19"/>
  </office:meta>
</office:document-meta>
</file>